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8dd" officeooo:paragraph-rsid="001618dd"/>
    </style:style>
    <style:style style:name="P2" style:family="paragraph" style:parent-style-name="Standard">
      <style:text-properties officeooo:rsid="001618dd" officeooo:paragraph-rsid="0018e704"/>
    </style:style>
    <style:style style:name="P3" style:family="paragraph" style:parent-style-name="Standard">
      <style:text-properties officeooo:rsid="001618dd" officeooo:paragraph-rsid="001618dd"/>
    </style:style>
    <style:style style:name="P4" style:family="paragraph" style:parent-style-name="Standard">
      <style:text-properties officeooo:rsid="001618dd" officeooo:paragraph-rsid="001c1cf3"/>
    </style:style>
    <style:style style:name="P5" style:family="paragraph" style:parent-style-name="Standard">
      <style:text-properties officeooo:rsid="001618dd" officeooo:paragraph-rsid="001f3e8c"/>
    </style:style>
    <style:style style:name="P6" style:family="paragraph" style:parent-style-name="Standard">
      <style:text-properties officeooo:rsid="001acd24" officeooo:paragraph-rsid="001c1cf3"/>
    </style:style>
    <style:style style:name="P7" style:family="paragraph" style:parent-style-name="Standard">
      <style:text-properties officeooo:rsid="001acd24" officeooo:paragraph-rsid="00211743"/>
    </style:style>
    <style:style style:name="P8" style:family="paragraph" style:parent-style-name="Standard">
      <style:text-properties officeooo:rsid="001e7904" officeooo:paragraph-rsid="001e7904"/>
    </style:style>
    <style:style style:name="P9" style:family="paragraph" style:parent-style-name="Standard">
      <style:text-properties officeooo:rsid="001e7904" officeooo:paragraph-rsid="00211743"/>
    </style:style>
    <style:style style:name="P10" style:family="paragraph" style:parent-style-name="Standard">
      <style:text-properties officeooo:rsid="00211743" officeooo:paragraph-rsid="00211743"/>
    </style:style>
    <style:style style:name="P11" style:family="paragraph">
      <style:text-properties style:font-name="F"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8e704"/>
    </style:style>
    <style:style style:name="T2" style:family="text">
      <style:text-properties officeooo:rsid="001c1cf3"/>
    </style:style>
    <style:style style:name="T3" style:family="text">
      <style:text-properties officeooo:rsid="001eebeb"/>
    </style:style>
    <style:style style:name="T4" style:family="text">
      <style:text-properties officeooo:rsid="001f3e8c"/>
    </style:style>
    <style:style style:name="T5" style:family="text">
      <style:text-properties officeooo:rsid="00211743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拨号盘</text:p>
      <text:p text:style-name="P1"><text:span text:style-name="T4">1) </text:span>onClick(…)<text:tab/>响应拨号按钮点击事件<office:annotation><dc:creator>未知作者</dc:creator><dc:date>2019-05-05T17:39:06.671862176</dc:date><text:p text:style-name="P11"><text:span text:style-name="T7">/packages/apps/Dialer/java/com/android/dialer/app/dialpad/DialpadFragment.java</text:span></text:p></office:annotation></text:p>
      <text:p text:style-name="P1">目的：判断点击按钮</text:p>
      <text:p text:style-name="P1"><text:tab/>-&gt;handleDialButtonPressed()</text:p>
      <text:p text:style-name="P1"/>
      <text:p text:style-name="P1">2<text:span text:style-name="T4">) </text:span>handleDialButtonPressed(…)<text:tab/>判断输入的呼叫号码是否合法<office:annotation><dc:creator>未知作者</dc:creator><dc:date>2019-05-05T17:39:23.044416287</dc:date><text:p text:style-name="P11"><text:span text:style-name="T7">/packages/apps/Dialer/java/com/android/dialer/app/dialpad/DialpadFragment.java</text:span></text:p></office:annotation></text:p>
      <text:p text:style-name="P5"><text:span text:style-name="T4">2.1) </text:span>CallIntentBuilder.build()<office:annotation><dc:creator>未知作者</dc:creator><dc:date>2019-05-05T17:45:14.980706020</dc:date><text:p text:style-name="P12"><text:span text:style-name="T7">packages/apps/Dialer/java/com/android/dialer/callintent/CallIntentBuilder.java</text:span></text:p><text:p text:style-name="P12"><text:span text:style-name="T7"/></text:p></office:annotation></text:p>
      <text:p text:style-name="P4">目的：构造拨号请求Intent对象<text:span text:style-name="T5">（向下传递）</text:span></text:p>
      <text:p text:style-name="P1"><text:tab/>构造需要：</text:p>
      <text:p text:style-name="P1"><text:tab/>1.number</text:p>
      <text:p text:style-name="P2"><text:tab/>2.<text:span text:style-name="T1">CallInitiationType.Type.DIALPAD</text:span></text:p>
      <text:p text:style-name="P2"/>
      <text:p text:style-name="P8"><text:span text:style-name="T4">2.2) DialerUtils.startActivityWithErrorToast(getActivity(), intent);</text:span><text:span text:style-name="T4"><office:annotation><dc:creator>未知作者</dc:creator><dc:date>2019-05-05T17:39:53.404065864</dc:date><text:p text:style-name="P11"><text:span text:style-name="T7">/packages/apps/Dialer/java/com/android/dialer/util/DialerUtils.java</text:span></text:p></office:annotation></text:span></text:p>
      <text:p text:style-name="P6">目的：继续执行拨号请求</text:p>
      <text:p text:style-name="P6"><text:tab/>构造需要：</text:p>
      <text:p text:style-name="P6"><text:tab/><text:span text:style-name="T2">1.当前活动上下文</text:span></text:p>
      <text:p text:style-name="P6"><text:tab/><text:span text:style-name="T2">2.Intent对象（向下传递）</text:span></text:p>
      <text:p text:style-name="P6"/>
      <text:p text:style-name="P9"><text:span text:style-name="T4">2.2.1) </text:span>placeCallOrMakeToast<text:span text:style-name="T5">(Context context, Intent intent)</text:span><text:span text:style-name="T5"><office:annotation><dc:creator>未知作者</dc:creator><dc:date>2019-05-05T17:54:04.069383254</dc:date><text:p text:style-name="P11"><text:span text:style-name="T6">/packages/apps/Dialer/java/com/android/dialer/util/DialerUtils.java</text:span></text:p></office:annotation></text:span></text:p>
      <text:p text:style-name="P10">目的：判断是否是经济拨号+鉴权</text:p>
      <text:p text:style-name="P7"><text:tab/>构造需要：</text:p>
      <text:p text:style-name="P7"><text:tab/><text:span text:style-name="T2">1.当前活动上下文</text:span></text:p>
      <text:p text:style-name="P7"><text:tab/><text:span text:style-name="T2">2.Intent对象</text:span></text:p>
      <text:p text:style-name="P10"/>
      <text:p text:style-name="P10">2.2.1.1) TelecomUtil.placeCall(context, intent)<office:annotation><dc:creator>未知作者</dc:creator><dc:date>2019-05-05T17:55:12.468252966</dc:date><text:p text:style-name="P11"><text:span text:style-name="T6">/packages/apps/Dialer/java/com/android/dialer/util/DialerUtils.java</text:span></text:p></office:annotation></text:p>
      <text:p text:style-name="P10">目的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6:19:55.382114268</meta:creation-date>
    <dc:date>2019-05-05T18:02:42.733736504</dc:date>
    <meta:editing-duration>PT5H23M2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45" meta:character-count="472" meta:non-whitespace-character-count="449"/>
  </office:meta>
</office:document-meta>
</file>